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none" fo:font-weight="normal" officeooo:rsid="00033b1b" officeooo:paragraph-rsid="00033b1b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033b1b" officeooo:paragraph-rsid="000460bf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style:text-underline-style="none" fo:font-weight="normal" officeooo:rsid="00033b1b" officeooo:paragraph-rsid="00033b1b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33b1b" officeooo:paragraph-rsid="00033b1b" style:font-weight-asian="bold" style:font-weight-complex="bold"/>
    </style:style>
    <style:style style:name="T1" style:family="text">
      <style:text-properties officeooo:rsid="00052908"/>
    </style:style>
    <style:style style:name="T2" style:family="text">
      <style:text-properties officeooo:rsid="0005b7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aroš Tomašov, Ľuda Ondrejova 728/3, Prievidza 971 01</text:p>
      <text:p text:style-name="P4"/>
      <text:p text:style-name="P4"/>
      <text:p text:style-name="P1"/>
      <text:p text:style-name="P1">Ametica</text:p>
      <text:p text:style-name="P1">M. Falešníka 438/18</text:p>
      <text:p text:style-name="P1">971 01 Prievidza</text:p>
      <text:p text:style-name="P1"/>
      <text:p text:style-name="P1"><text:s/></text:p>
      <text:p text:style-name="P3">Prievidza 07.02.2024</text:p>
      <text:p text:style-name="P3"/>
      <text:p text:style-name="P3"/>
      <text:p text:style-name="P3"/>
      <text:p text:style-name="P3"/>
      <text:p text:style-name="P3"/>
      <text:p text:style-name="P3"/>
      <text:p text:style-name="P2"><text:tab/>Obraciam sa na vás so žiadosťou o pracovné miesto ako Junior PHP Developer v Back–ende od 14.2.2024. Reagujem na vašú podstránku s <text:span text:style-name="T2">kariérou.</text:span> <text:span text:style-name="T1">A mám záujem sa hlásiť na túto pozíciu vo vašom tíme.</text:span></text:p>
      <text:p text:style-name="P1"/>
      <text:p text:style-name="P1"><text:tab/><text:span text:style-name="T1">Preto sa do budúcnosti pozerám na</text:span> pracovanie vo Vašej firme ako programátor, ktorý ma záujem sa stále učiť niečomu novému, tak isto ako to aj hneď aplikovať do praxe. Mám 4 ročnú prax ako programátor v rôznych jazykoch a knižniciach. Od Web stránok, po Game development až po prácu s micro počítačmi. <text:span text:style-name="T1">Bohužiaľ s prácou v tíme nemám skúsenosť, ale chcem sa vzdelať v danom smere. </text:span></text:p>
      <text:p text:style-name="P1"/>
      <text:p text:style-name="P1">Ak <text:span text:style-name="T2">som Vás zaujal</text:span>, <text:span text:style-name="T2">doplnkové </text:span>informácie doplním na osobnom pohovore.</text:p>
      <text:p text:style-name="P1"/>
      <text:p text:style-name="P1">Prosím o skóru odpoveď <text:span text:style-name="T2">a kladné vybavenie</text:span></text:p>
      <text:p text:style-name="P1">S pozdravom</text:p>
      <text:p text:style-name="P1"/>
      <text:p text:style-name="P1"/>
      <text:p text:style-name="P3">Maroš Tomašov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7T09:54:31.427369438</meta:creation-date>
    <dc:date>2024-04-03T13:00:20.578039390</dc:date>
    <meta:editing-duration>PT3H38M29S</meta:editing-duration>
    <meta:editing-cycles>5</meta:editing-cycles>
    <meta:generator>LibreOffice/7.5.9.2$Linux_X86_64 LibreOffice_project/50$Build-2</meta:generator>
    <meta:document-statistic meta:table-count="0" meta:image-count="0" meta:object-count="0" meta:page-count="1" meta:paragraph-count="12" meta:word-count="139" meta:character-count="824" meta:non-whitespace-character-count="693"/>
  </office:meta>
</office:document-meta>
</file>